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4.3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1.66cm" fo:min-width="4.594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1.659cm" fo:min-width="4.594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1.549cm" fo:min-width="4.3cm" draw:shadow="hidden"/>
    </style:style>
    <style:style style:name="gr5" style:family="graphic" style:parent-style-name="objectwithoutfill">
      <style:graphic-properties draw:stroke="solid" svg:stroke-width="0.159cm" svg:stroke-color="#ff3333" draw:marker-start-width="0.438cm" draw:marker-end="Line_20_Arrow" draw:marker-end-width="0.3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xml:id="id9" draw:id="id9" draw:layer="layout" svg:width="4.8cm" svg:height="1.8cm" svg:x="1.8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8cm" svg:height="1.8cm" svg:x="1.8cm" svg:y="1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8cm" svg:height="1.8cm" svg:x="1.8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8cm" svg:height="1.8cm" svg:x="1.8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8cm" svg:height="1.8cm" svg:x="1.8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8cm" svg:height="1.8cm" svg:x="1.8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8cm" svg:height="1.8cm" svg:x="1.8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094cm" svg:height="1.91cm" draw:transform="skewX (-0.0151843644923507) rotate (0.00226892802759263) translate (13.937cm 5.40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5.094cm" svg:height="1.909cm" draw:transform="skewX (-0.015707963267949) rotate (0.00226892802759263) translate (13.973cm 8.59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5.094cm" svg:height="1.909cm" draw:transform="skewX (-0.0151843644923507) rotate (0.00226892802759263) translate (13.9cm 2.22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.8cm" svg:height="1.8cm" draw:transform="skewX (-0.0150098315671512) rotate (0.00226892802759263) translate (23.235cm 6.91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4.8cm" svg:height="1.799cm" draw:transform="skewX (-0.0155334303427495) rotate (0.00226892802759263) translate (23.269cm 9.91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4.8cm" svg:height="1.799cm" draw:transform="skewX (-0.0150098315671512) rotate (0.00226892802759263) translate (23.2cm 3.911cm)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6.6cm" svg:y1="3cm" svg:x2="13.916cm" svg:y2="3.178cm" draw:start-shape="id1" draw:start-glue-point="1" draw:end-shape="id2" draw:end-glue-point="3" svg:d="M6600 3000l7316 178" svg:viewBox="0 0 7317 179">
          <text:p/>
        </draw:connector>
        <draw:connector draw:style-name="gr5" draw:text-style-name="P2" draw:layer="layout" draw:type="line" svg:x1="6.6cm" svg:y1="3cm" svg:x2="13.916cm" svg:y2="3.178cm" draw:start-shape="id1" draw:start-glue-point="1" draw:end-shape="id2" draw:end-glue-point="3" svg:d="M6600 3000l7316 178" svg:viewBox="0 0 7317 179">
          <text:p/>
        </draw:connector>
        <draw:connector draw:style-name="gr5" draw:text-style-name="P2" draw:layer="layout" draw:type="line" svg:x1="6.6cm" svg:y1="5cm" svg:x2="13.954cm" svg:y2="6.362cm" draw:start-shape="id3" draw:start-glue-point="1" draw:end-shape="id4" draw:end-glue-point="3" svg:d="M6600 5000l7354 1362" svg:viewBox="0 0 7355 1363">
          <text:p/>
        </draw:connector>
        <draw:connector draw:style-name="gr5" draw:text-style-name="P2" draw:layer="layout" draw:type="line" svg:x1="6.6cm" svg:y1="5cm" svg:x2="13.916cm" svg:y2="3.178cm" draw:start-shape="id3" draw:start-glue-point="1" draw:end-shape="id2" draw:end-glue-point="3" svg:d="M6600 5000l7316-1822" svg:viewBox="0 0 7317 1823">
          <text:p/>
        </draw:connector>
        <draw:connector draw:style-name="gr5" draw:text-style-name="P2" draw:layer="layout" draw:type="line" svg:x1="6.6cm" svg:y1="7cm" svg:x2="13.916cm" svg:y2="3.178cm" draw:start-shape="id5" draw:start-glue-point="1" draw:end-shape="id2" svg:d="M6600 7000l7316-3822" svg:viewBox="0 0 7317 3823">
          <text:p/>
        </draw:connector>
        <draw:connector draw:style-name="gr5" draw:text-style-name="P2" draw:layer="layout" draw:type="line" svg:x1="6.6cm" svg:y1="7cm" svg:x2="13.954cm" svg:y2="6.362cm" draw:start-shape="id5" draw:start-glue-point="1" draw:end-shape="id4" draw:end-glue-point="3" svg:d="M6600 7000l7354-638" svg:viewBox="0 0 7355 639">
          <text:p/>
        </draw:connector>
        <draw:connector draw:style-name="gr5" draw:text-style-name="P2" draw:layer="layout" draw:type="line" svg:x1="6.6cm" svg:y1="9cm" svg:x2="13.916cm" svg:y2="3.178cm" draw:start-shape="id6" draw:start-glue-point="1" draw:end-shape="id2" draw:end-glue-point="3" svg:d="M6600 9000l7316-5822" svg:viewBox="0 0 7317 5823">
          <text:p/>
        </draw:connector>
        <draw:connector draw:style-name="gr5" draw:text-style-name="P2" draw:layer="layout" draw:type="line" svg:x1="6.6cm" svg:y1="9cm" svg:x2="13.954cm" svg:y2="6.362cm" draw:start-shape="id6" draw:start-glue-point="1" draw:end-shape="id4" svg:d="M6600 9000l7354-2638" svg:viewBox="0 0 7355 2639">
          <text:p/>
        </draw:connector>
        <draw:connector draw:style-name="gr5" draw:text-style-name="P2" draw:layer="layout" draw:type="line" svg:x1="6.6cm" svg:y1="9cm" svg:x2="13.99cm" svg:y2="9.545cm" draw:start-shape="id6" draw:start-glue-point="1" draw:end-shape="id7" draw:end-glue-point="3" svg:d="M6600 9000l7390 545" svg:viewBox="0 0 7391 546">
          <text:p/>
        </draw:connector>
        <draw:connector draw:style-name="gr5" draw:text-style-name="P2" draw:layer="layout" draw:type="line" svg:x1="6.6cm" svg:y1="11cm" svg:x2="13.99cm" svg:y2="9.545cm" draw:start-shape="id8" draw:start-glue-point="1" draw:end-shape="id7" draw:end-glue-point="3" svg:d="M6600 11000l7390-1455" svg:viewBox="0 0 7391 1456">
          <text:p/>
        </draw:connector>
        <draw:connector draw:style-name="gr5" draw:text-style-name="P2" draw:layer="layout" draw:type="line" svg:x1="6.6cm" svg:y1="13cm" svg:x2="13.954cm" svg:y2="6.362cm" draw:start-shape="id9" draw:start-glue-point="1" draw:end-shape="id4" draw:end-glue-point="3" svg:d="M6600 13000l7354-6638" svg:viewBox="0 0 7355 6639">
          <text:p/>
        </draw:connector>
        <draw:connector draw:style-name="gr5" draw:text-style-name="P2" draw:layer="layout" draw:type="line" svg:x1="6.6cm" svg:y1="15cm" svg:x2="13.99cm" svg:y2="9.545cm" draw:start-shape="id10" draw:start-glue-point="1" draw:end-shape="id7" draw:end-glue-point="3" svg:d="M6600 15000l7390-5455" svg:viewBox="0 0 7391 5456">
          <text:p/>
        </draw:connector>
        <draw:connector draw:style-name="gr5" draw:text-style-name="P2" draw:layer="layout" draw:type="line" svg:x1="19.01cm" svg:y1="3.166cm" svg:x2="23.215cm" svg:y2="4.81cm" draw:start-shape="id2" draw:start-glue-point="1" draw:end-shape="id11" svg:d="M19010 3166l4205 1644" svg:viewBox="0 0 4206 1645">
          <text:p/>
        </draw:connector>
        <draw:connector draw:style-name="gr5" draw:text-style-name="P2" draw:layer="layout" draw:type="line" svg:x1="16.48cm" svg:y1="4.127cm" svg:x2="16.484cm" svg:y2="5.402cm" draw:start-shape="id2" draw:start-glue-point="2" draw:end-shape="id4" draw:end-glue-point="0" svg:d="M16480 4127l4 1275" svg:viewBox="0 0 5 1276">
          <text:p/>
        </draw:connector>
        <draw:connector draw:style-name="gr5" draw:text-style-name="P2" draw:layer="layout" draw:type="line" svg:x1="16.517cm" svg:y1="7.312cm" svg:x2="16.52cm" svg:y2="8.585cm" draw:start-shape="id4" draw:start-glue-point="2" draw:end-shape="id7" draw:end-glue-point="0" svg:d="M16517 7312l3 1273" svg:viewBox="0 0 4 1274">
          <text:p/>
        </draw:connector>
        <draw:connector draw:style-name="gr5" draw:text-style-name="P2" draw:layer="layout" draw:type="line" svg:x1="19.048cm" svg:y1="6.351cm" svg:x2="23.215cm" svg:y2="4.81cm" draw:start-shape="id4" draw:start-glue-point="1" draw:end-shape="id11" draw:end-glue-point="3" svg:d="M19048 6351l4167-1541" svg:viewBox="0 0 4168 1542">
          <text:p/>
        </draw:connector>
        <draw:connector draw:style-name="gr5" draw:text-style-name="P2" draw:layer="layout" draw:type="line" svg:x1="19.084cm" svg:y1="9.533cm" svg:x2="23.215cm" svg:y2="4.81cm" draw:start-shape="id7" draw:start-glue-point="1" draw:end-shape="id11" svg:d="M19084 9533l4131-4723" svg:viewBox="0 0 4132 4724">
          <text:p/>
        </draw:connector>
        <draw:connector draw:style-name="gr5" draw:text-style-name="P2" draw:layer="layout" draw:type="line" svg:x1="18.972cm" svg:y1="3.136cm" svg:x2="23.251cm" svg:y2="7.811cm" draw:end-shape="id12" svg:d="M18972 3136l4279 4675" svg:viewBox="0 0 4280 4676">
          <text:p/>
        </draw:connector>
        <draw:connector draw:style-name="gr5" draw:text-style-name="P2" draw:layer="layout" draw:type="line" svg:x1="18.972cm" svg:y1="3.136cm" svg:x2="23.285cm" svg:y2="10.81cm" draw:end-shape="id13" svg:d="M18972 3136l4313 7674" svg:viewBox="0 0 4314 7675">
          <text:p/>
        </draw:connector>
        <draw:connector draw:style-name="gr5" draw:text-style-name="P2" draw:layer="layout" draw:type="line" svg:x1="19.048cm" svg:y1="6.351cm" svg:x2="23.251cm" svg:y2="7.811cm" draw:start-shape="id4" draw:end-shape="id12" draw:end-glue-point="3" svg:d="M19048 6351l4203 1460" svg:viewBox="0 0 4204 1461">
          <text:p/>
        </draw:connector>
      </draw:page>
      <draw:page draw:name="page2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Filho</meta:initial-creator>
    <meta:creation-date>2016-08-24T18:34:56.151774392</meta:creation-date>
    <dc:date>2016-09-05T16:33:08.310704588</dc:date>
    <meta:editing-duration>PT10M36S</meta:editing-duration>
    <meta:editing-cycles>3</meta:editing-cycles>
    <meta:generator>LibreOffice/4.3.3.2$Linux_X86_64 LibreOffice_project/430m0$Build-2</meta:generator>
    <dc:creator>João Filho</dc:creator>
    <meta:document-statistic meta:object-count="33"/>
  </office:meta>
</office:document-meta>
</file>